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753909661" calcext:value-type="float">
            <text:p>99,75</text:p>
          </table:table-cell>
          <table:table-cell table:style-name="ce3" table:formula="of:=100 - SUM([.A2:.B2])" office:value-type="float" office:value="0.246090339000006" calcext:value-type="float">
            <text:p>0,25</text:p>
          </table:table-cell>
          <table:table-cell office:value-type="float" office:value="7824" calcext:value-type="float">
            <text:p>7824</text:p>
          </table:table-cell>
          <table:table-cell table:style-name="ce4" table:formula="of:=[.E18]+[.H18]" office:value-type="float" office:value="12566" calcext:value-type="float">
            <text:p>12566</text:p>
          </table:table-cell>
          <table:table-cell table:formula="of:=12597-[.E2]" office:value-type="float" office:value="31" calcext:value-type="float">
            <text:p>31</text:p>
          </table:table-cell>
          <table:table-cell office:value-type="float" office:value="169.57677412" calcext:value-type="float">
            <text:p>169,57677412</text:p>
          </table:table-cell>
          <table:table-cell office:value-type="float" office:value="13.4941380024" calcext:value-type="float">
            <text:p>13,494138002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7300944669" calcext:value-type="float">
            <text:p>99,73</text:p>
          </table:table-cell>
          <table:table-cell table:style-name="ce3" table:formula="of:=100 - SUM([.A3:.B3])" office:value-type="float" office:value="0.269905533100001" calcext:value-type="float">
            <text:p>0,27</text:p>
          </table:table-cell>
          <table:table-cell office:value-type="float" office:value="7832" calcext:value-type="float">
            <text:p>7832</text:p>
          </table:table-cell>
          <table:table-cell table:style-name="ce4" table:formula="of:=[.E19]+[.H19]" office:value-type="float" office:value="12563" calcext:value-type="float">
            <text:p>12563</text:p>
          </table:table-cell>
          <table:table-cell table:formula="of:=12597-[.E3]" office:value-type="float" office:value="34" calcext:value-type="float">
            <text:p>34</text:p>
          </table:table-cell>
          <table:table-cell office:value-type="float" office:value="100.498661995" calcext:value-type="float">
            <text:p>100,498661995</text:p>
          </table:table-cell>
          <table:table-cell office:value-type="float" office:value="13.4681909084" calcext:value-type="float">
            <text:p>13,468190908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7300944669" calcext:value-type="float">
            <text:p>99,73</text:p>
          </table:table-cell>
          <table:table-cell table:style-name="ce3" table:formula="of:=100 - SUM([.A4:.B4])" office:value-type="float" office:value="0.269905533100001" calcext:value-type="float">
            <text:p>0,27</text:p>
          </table:table-cell>
          <table:table-cell office:value-type="float" office:value="7651" calcext:value-type="float">
            <text:p>7651</text:p>
          </table:table-cell>
          <table:table-cell table:style-name="ce4" table:formula="of:=[.E20]+[.H20]" office:value-type="float" office:value="12563" calcext:value-type="float">
            <text:p>12563</text:p>
          </table:table-cell>
          <table:table-cell table:formula="of:=12597-[.E4]" office:value-type="float" office:value="34" calcext:value-type="float">
            <text:p>34</text:p>
          </table:table-cell>
          <table:table-cell office:value-type="float" office:value="118.122892141" calcext:value-type="float">
            <text:p>118,122892141</text:p>
          </table:table-cell>
          <table:table-cell office:value-type="float" office:value="13.1799120903" calcext:value-type="float">
            <text:p>13,179912090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5:.B5])" office:value-type="float" office:value="0.3413511153" calcext:value-type="float">
            <text:p>0,34</text:p>
          </table:table-cell>
          <table:table-cell office:value-type="float" office:value="8325" calcext:value-type="float">
            <text:p>8325</text:p>
          </table:table-cell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190.611227036" calcext:value-type="float">
            <text:p>190,611227036</text:p>
          </table:table-cell>
          <table:table-cell office:value-type="float" office:value="14.3178658485" calcext:value-type="float">
            <text:p>14,317865848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7142176709" calcext:value-type="float">
            <text:p>99,71</text:p>
          </table:table-cell>
          <table:table-cell table:style-name="ce3" table:formula="of:=100 - SUM([.A6:.B6])" office:value-type="float" office:value="0.285782329100002" calcext:value-type="float">
            <text:p>0,29</text:p>
          </table:table-cell>
          <table:table-cell office:value-type="float" office:value="7981" calcext:value-type="float">
            <text:p>7981</text:p>
          </table:table-cell>
          <table:table-cell table:style-name="ce4" table:formula="of:=[.E22]+[.H22]" office:value-type="float" office:value="12561" calcext:value-type="float">
            <text:p>12561</text:p>
          </table:table-cell>
          <table:table-cell table:formula="of:=12597-[.E6]" office:value-type="float" office:value="36" calcext:value-type="float">
            <text:p>36</text:p>
          </table:table-cell>
          <table:table-cell office:value-type="float" office:value="177.60234499" calcext:value-type="float">
            <text:p>177,60234499</text:p>
          </table:table-cell>
          <table:table-cell office:value-type="float" office:value="13.7458331585" calcext:value-type="float">
            <text:p>13,745833158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6348336906" calcext:value-type="float">
            <text:p>99,63</text:p>
          </table:table-cell>
          <table:table-cell table:style-name="ce3" table:formula="of:=100 - SUM([.A7:.B7])" office:value-type="float" office:value="0.365166309399996" calcext:value-type="float">
            <text:p>0,37</text:p>
          </table:table-cell>
          <table:table-cell office:value-type="float" office:value="8232" calcext:value-type="float">
            <text:p>8232</text:p>
          </table:table-cell>
          <table:table-cell table:style-name="ce4" table:formula="of:=[.E23]+[.H23]" office:value-type="float" office:value="12551" calcext:value-type="float">
            <text:p>12551</text:p>
          </table:table-cell>
          <table:table-cell table:formula="of:=12597-[.E7]" office:value-type="float" office:value="46" calcext:value-type="float">
            <text:p>46</text:p>
          </table:table-cell>
          <table:table-cell office:value-type="float" office:value="98.7789850235" calcext:value-type="float">
            <text:p>98,7789850235</text:p>
          </table:table-cell>
          <table:table-cell office:value-type="float" office:value="14.1775300503" calcext:value-type="float">
            <text:p>14,177530050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8:.B8])" office:value-type="float" office:value="0.3413511153" calcext:value-type="float">
            <text:p>0,34</text:p>
          </table:table-cell>
          <table:table-cell office:value-type="float" office:value="8217" calcext:value-type="float">
            <text:p>8217</text:p>
          </table:table-cell>
          <table:table-cell table:style-name="ce4" table:formula="of:=[.E24]+[.H24]"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127.368659019" calcext:value-type="float">
            <text:p>127,368659019</text:p>
          </table:table-cell>
          <table:table-cell office:value-type="float" office:value="14.1665818691" calcext:value-type="float">
            <text:p>14,166581869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904270519" calcext:value-type="float">
            <text:p>99,69</text:p>
          </table:table-cell>
          <table:table-cell table:style-name="ce3" table:formula="of:=100 - SUM([.A9:.B9])" office:value-type="float" office:value="0.309572948099998" calcext:value-type="float">
            <text:p>0,31</text:p>
          </table:table-cell>
          <table:table-cell office:value-type="float" office:value="8274" calcext:value-type="float">
            <text:p>8274</text:p>
          </table:table-cell>
          <table:table-cell table:style-name="ce4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117.508206129" calcext:value-type="float">
            <text:p>117,508206129</text:p>
          </table:table-cell>
          <table:table-cell office:value-type="float" office:value="14.24249506" calcext:value-type="float">
            <text:p>14,2424950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983648198" calcext:value-type="float">
            <text:p>99,70</text:p>
          </table:table-cell>
          <table:table-cell table:style-name="ce3" table:formula="of:=100 - SUM([.A10:.B10])" office:value-type="float" office:value="0.301635180199995" calcext:value-type="float">
            <text:p>0,30</text:p>
          </table:table-cell>
          <table:table-cell office:value-type="float" office:value="8419" calcext:value-type="float">
            <text:p>8419</text:p>
          </table:table-cell>
          <table:table-cell table:style-name="ce4" table:formula="of:=[.E26]+[.H26]" office:value-type="float" office:value="12559" calcext:value-type="float">
            <text:p>12559</text:p>
          </table:table-cell>
          <table:table-cell table:formula="of:=12597-[.E10]" office:value-type="float" office:value="38" calcext:value-type="float">
            <text:p>38</text:p>
          </table:table-cell>
          <table:table-cell office:value-type="float" office:value="227.108593225" calcext:value-type="float">
            <text:p>227,108593225</text:p>
          </table:table-cell>
          <table:table-cell office:value-type="float" office:value="14.5465400219" calcext:value-type="float">
            <text:p>14,546540021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221781235" calcext:value-type="float">
            <text:p>99,72</text:p>
          </table:table-cell>
          <table:table-cell table:style-name="ce3" table:formula="of:=100 - SUM([.A11:.B11])" office:value-type="float" office:value="0.277821876499999" calcext:value-type="float">
            <text:p>0,28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7]+[.H27]" office:value-type="float" office:value="12562" calcext:value-type="float">
            <text:p>12562</text:p>
          </table:table-cell>
          <table:table-cell table:formula="of:=12597-[.E11]" office:value-type="float" office:value="35" calcext:value-type="float">
            <text:p>35</text:p>
          </table:table-cell>
          <table:table-cell office:value-type="float" office:value="90.2003259659" calcext:value-type="float">
            <text:p>90,2003259659</text:p>
          </table:table-cell>
          <table:table-cell office:value-type="float" office:value="22.0198578835" calcext:value-type="float">
            <text:p>22,019857883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914177209" calcext:value-type="float">
            <text:p>99,6991417721</text:p>
          </table:table-cell>
          <table:table-cell table:formula="of:=AVERAGE([.C2:.C11])" office:value-type="float" office:value="0.30085822791" calcext:value-type="float">
            <text:p>0,3008582279</text:p>
          </table:table-cell>
          <table:table-cell table:formula="of:=SUM([.D2:.D11])/10" office:value-type="float" office:value="8535.3" calcext:value-type="float">
            <text:p>8535,3</text:p>
          </table:table-cell>
          <table:table-cell table:formula="of:=AVERAGE([.E2:.E11])" office:value-type="float" office:value="12559.1" calcext:value-type="float">
            <text:p>12559,1</text:p>
          </table:table-cell>
          <table:table-cell table:formula="of:=AVERAGE([.F2:.F11])" office:value-type="float" office:value="37.9" calcext:value-type="float">
            <text:p>37,9</text:p>
          </table:table-cell>
          <table:table-cell table:formula="of:=SUM([.G2:.G11])/10" office:value-type="float" office:value="141.73766696444" calcext:value-type="float">
            <text:p>141,7376669644</text:p>
          </table:table-cell>
          <table:table-cell table:formula="of:=SUM([.H2:.H11])/10" office:value-type="float" office:value="14.73589448929" calcext:value-type="float">
            <text:p>14,735894489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7756608716361" calcext:value-type="float">
            <text:p>0,677566087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" calcext:value-type="float">
            <text:p>5845</text:p>
          </table:table-cell>
          <table:table-cell table:formula="of:=AVERAGE([.G18:.G27])" office:value-type="float" office:value="17.7" calcext:value-type="float">
            <text:p>17,7</text:p>
          </table:table-cell>
          <table:table-cell/>
          <table:table-cell office:value-type="float" office:value="5783" calcext:value-type="float">
            <text:p>578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12597-SUM([.E18:.G18])" office:value-type="float" office:value="6783" calcext:value-type="float">
            <text:p>678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2" calcext:value-type="float">
            <text:p>20,2</text:p>
          </table:table-cell>
          <table:table-cell table:formula="of:=AVERAGE([.H18:.H27])" office:value-type="float" office:value="6714.1" calcext:value-type="float">
            <text:p>6714,1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677" calcext:value-type="float">
            <text:p>667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0" calcext:value-type="float">
            <text:p>583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0:.G20])"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" calcext:value-type="float">
            <text:p>5845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12" calcext:value-type="float">
            <text:p>671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2" calcext:value-type="float">
            <text:p>20,2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746" calcext:value-type="float">
            <text:p>674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7" calcext:value-type="float">
            <text:p>17,7</text:p>
          </table:table-cell>
          <table:table-cell table:number-columns-repeated="2"/>
          <table:table-cell office:value-type="float" office:value="5952" calcext:value-type="float">
            <text:p>595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12597-SUM([.E23:.G23])" office:value-type="float" office:value="6599" calcext:value-type="float">
            <text:p>659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1" calcext:value-type="float">
            <text:p>6714,1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622" calcext:value-type="float">
            <text:p>662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12597-SUM([.E25:.G25])" office:value-type="float" office:value="6752" calcext:value-type="float">
            <text:p>675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755" calcext:value-type="float">
            <text:p>675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1347146146" calcext:value-type="float">
            <text:p>0,9969913471</text:p>
          </table:table-cell>
          <table:table-cell table:number-columns-repeated="2"/>
          <table:table-cell table:formula="of:=SUM([.E18:.E27])/10" office:value-type="float" office:value="5845" calcext:value-type="float">
            <text:p>5845</text:p>
          </table:table-cell>
          <table:table-cell table:formula="of:=SUM([.F18:.F27])/10" office:value-type="float" office:value="20.2" calcext:value-type="float">
            <text:p>20,2</text:p>
          </table:table-cell>
          <table:table-cell table:formula="of:=SUM([.G18:.G27])/10" office:value-type="float" office:value="17.7" calcext:value-type="float">
            <text:p>17,7</text:p>
          </table:table-cell>
          <table:table-cell table:formula="of:=SUM([.H18:.H27])/10" office:value-type="float" office:value="6714.1" calcext:value-type="float">
            <text:p>6714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865285385409" calcext:value-type="float">
            <text:p>0,0030086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80913231105" calcext:value-type="float">
            <text:p>0,9969809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00430631246" calcext:value-type="float">
            <text:p>0,99700043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49:33.798036823</meta:creation-date>
    <dc:date>2018-01-18T17:51:35.650338896</dc:date>
    <meta:editing-duration>PT2M3S</meta:editing-duration>
    <meta:editing-cycles>2</meta:editing-cycles>
    <meta:generator>LibreOffice/5.1.6.2$Linux_X86_64 LibreOffice_project/10m0$Build-2</meta:generator>
    <meta:document-statistic meta:table-count="1" meta:cell-count="177" meta:object-count="0"/>
  </office:meta>
</office:document-meta>
</file>